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language="pt" fo:country="BR" fo:font-style="normal" officeooo:rsid="00466577" officeooo:paragraph-rsid="00466577" style:font-style-asian="normal" style:font-style-complex="normal"/>
    </style:style>
    <style:style style:name="P2" style:family="paragraph" style:parent-style-name="Text_20_body">
      <style:paragraph-properties fo:margin-top="0cm" fo:margin-bottom="0cm" style:contextual-spacing="false" fo:line-height="150%"/>
      <style:text-properties fo:language="pt" fo:country="BR" style:text-underline-style="solid" style:text-underline-type="double" style:text-underline-width="auto" style:text-underline-color="font-color" fo:font-weight="bold" officeooo:rsid="003500f1" officeooo:paragraph-rsid="003500f1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50%"/>
      <style:text-properties fo:language="pt" fo:country="BR" fo:font-style="normal" fo:font-weight="bold" officeooo:rsid="00466577" officeooo:paragraph-rsid="00466577" fo:background-color="#c5cae9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50%"/>
      <style:text-properties fo:language="pt" fo:country="BR" fo:font-style="normal" officeooo:rsid="001e3e5c" officeooo:paragraph-rsid="002faf4e" style:font-style-asian="normal" style:font-style-complex="normal"/>
    </style:style>
    <style:style style:name="P5" style:family="paragraph" style:parent-style-name="Text_20_body">
      <style:paragraph-properties fo:margin-top="0cm" fo:margin-bottom="0cm" style:contextual-spacing="false" fo:line-height="150%" fo:text-align="end" style:justify-single-word="false"/>
      <style:text-properties fo:language="pt" fo:country="BR" fo:font-style="normal" fo:font-weight="normal" officeooo:rsid="00466577" officeooo:paragraph-rsid="00466577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fo:language="pt" fo:country="BR" fo:font-style="italic" fo:font-weight="normal" officeooo:rsid="003377c7" officeooo:paragraph-rsid="003500f1" fo:background-color="transparen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50%" fo:break-before="page"/>
      <style:text-properties fo:language="pt" fo:country="BR" fo:font-style="italic" fo:font-weight="normal" officeooo:rsid="002faf4e" officeooo:paragraph-rsid="002faf4e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2a8929" officeooo:paragraph-rsid="002a892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/>
      <style:text-properties fo:language="pt" fo:country="BR" fo:font-style="normal" officeooo:rsid="001e3e5c" officeooo:paragraph-rsid="001e3e5c" style:font-style-asian="normal" style:font-style-complex="normal"/>
    </style:style>
    <style:style style:name="P10" style:family="paragraph" style:parent-style-name="Standard">
      <style:paragraph-properties fo:line-height="150%"/>
      <style:text-properties style:font-name="Arial2" fo:language="pt" fo:country="BR" fo:font-style="normal" style:text-underline-style="solid" style:text-underline-type="double" style:text-underline-width="auto" style:text-underline-color="font-color" fo:font-weight="bold" officeooo:rsid="0043751a" officeooo:paragraph-rsid="00448ce7" fo:background-color="transparent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line-height="150%"/>
      <style:text-properties fo:language="pt" fo:country="BR" fo:font-style="normal" officeooo:rsid="001b2e96" officeooo:paragraph-rsid="00264de7" style:font-style-asian="normal" style:font-style-complex="normal"/>
    </style:style>
    <style:style style:name="P12" style:family="paragraph" style:parent-style-name="Text_20_body">
      <style:paragraph-properties fo:line-height="150%"/>
      <style:text-properties fo:language="pt" fo:country="BR" fo:font-style="normal" fo:font-weight="normal" officeooo:rsid="00466577" officeooo:paragraph-rsid="00466577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line-height="150%"/>
      <style:text-properties fo:language="pt" fo:country="BR" fo:font-weight="bold" officeooo:rsid="00264de7" officeooo:paragraph-rsid="0047fe35" style:font-weight-asian="bold" style:font-weight-complex="bold"/>
    </style:style>
    <style:style style:name="P14" style:family="paragraph" style:parent-style-name="Heading_20_1">
      <style:paragraph-properties fo:margin-top="0cm" fo:margin-bottom="0cm" style:contextual-spacing="false" fo:line-height="150%"/>
      <style:text-properties fo:language="pt" fo:country="BR" officeooo:paragraph-rsid="001b2e96"/>
    </style:style>
    <style:style style:name="P15" style:family="paragraph" style:parent-style-name="Heading_20_1" style:list-style-name="L1">
      <style:paragraph-properties fo:margin-top="0cm" fo:margin-bottom="0cm" style:contextual-spacing="false" fo:line-height="150%"/>
      <style:text-properties fo:language="pt" fo:country="BR" officeooo:paragraph-rsid="003500f1"/>
    </style:style>
    <style:style style:name="P16" style:family="paragraph" style:parent-style-name="Heading_20_1">
      <style:paragraph-properties fo:margin-top="0cm" fo:margin-bottom="0cm" style:contextual-spacing="false" fo:line-height="150%"/>
      <style:text-properties fo:language="pt" fo:country="BR" fo:font-style="italic" fo:font-weight="normal" officeooo:rsid="0028c8f3" officeooo:paragraph-rsid="003500f1" fo:background-color="#c5cae9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paragraph-properties fo:line-height="150%"/>
      <style:text-properties fo:language="pt" fo:country="BR" officeooo:rsid="0028c8f3" officeooo:paragraph-rsid="0028c8f3" fo:background-color="transparent"/>
    </style:style>
    <style:style style:name="P18" style:family="paragraph" style:parent-style-name="Standard" style:list-style-name="L3">
      <style:paragraph-properties fo:line-height="150%"/>
      <style:text-properties fo:language="pt" fo:country="BR" fo:font-weight="normal" officeooo:rsid="003dea73" officeooo:paragraph-rsid="003dea73" style:font-weight-asian="normal" style:font-weight-complex="normal"/>
    </style:style>
    <style:style style:name="P19" style:family="paragraph" style:parent-style-name="Standard" style:list-style-name="L3">
      <style:paragraph-properties fo:line-height="150%"/>
      <style:text-properties fo:language="pt" fo:country="BR" fo:font-weight="normal" officeooo:rsid="003dea73" officeooo:paragraph-rsid="0041caf1" style:font-weight-asian="normal" style:font-weight-complex="normal"/>
    </style:style>
    <style:style style:name="P20" style:family="paragraph" style:parent-style-name="Standard" style:list-style-name="L3">
      <style:paragraph-properties fo:line-height="150%"/>
      <style:text-properties fo:language="pt" fo:country="BR" fo:font-weight="normal" officeooo:rsid="003dea73" officeooo:paragraph-rsid="003ff810" style:font-weight-asian="normal" style:font-weight-complex="normal"/>
    </style:style>
    <style:style style:name="P21" style:family="paragraph" style:parent-style-name="Standard" style:list-style-name="L3">
      <style:paragraph-properties fo:line-height="150%"/>
      <style:text-properties fo:language="pt" fo:country="BR" fo:font-weight="normal" officeooo:rsid="00317bbd" officeooo:paragraph-rsid="00317bbd" style:font-weight-asian="normal" style:font-weight-complex="normal"/>
    </style:style>
    <style:style style:name="P22" style:family="paragraph" style:parent-style-name="Standard" style:list-style-name="L3">
      <style:paragraph-properties fo:line-height="150%"/>
      <style:text-properties fo:language="pt" fo:country="BR" fo:font-weight="normal" officeooo:rsid="0041caf1" officeooo:paragraph-rsid="0041caf1" style:font-weight-asian="normal" style:font-weight-complex="normal"/>
    </style:style>
    <style:style style:name="P23" style:family="paragraph" style:parent-style-name="Standard" style:list-style-name="L3">
      <style:paragraph-properties fo:line-height="150%"/>
      <style:text-properties fo:language="pt" fo:country="BR" fo:font-weight="normal" officeooo:rsid="0043751a" officeooo:paragraph-rsid="0043751a" style:font-weight-asian="normal" style:font-weight-complex="normal"/>
    </style:style>
    <style:style style:name="P24" style:family="paragraph" style:parent-style-name="Standard">
      <style:paragraph-properties fo:line-height="150%"/>
      <style:text-properties fo:language="pt" fo:country="BR" fo:font-style="normal" style:text-underline-style="solid" style:text-underline-type="double" style:text-underline-width="auto" style:text-underline-color="font-color" fo:font-weight="bold" officeooo:rsid="0028c8f3" officeooo:paragraph-rsid="00448ce7" fo:background-color="#c5cae9" style:font-style-asian="normal" style:font-weight-asian="bold" style:font-style-complex="normal" style:font-weight-complex="bold"/>
    </style:style>
    <style:style style:name="P25" style:family="paragraph" style:parent-style-name="Standard" style:list-style-name="L3">
      <style:paragraph-properties fo:line-height="150%"/>
      <style:text-properties fo:language="pt" fo:country="BR" fo:font-style="normal" style:text-underline-style="solid" style:text-underline-type="double" style:text-underline-width="auto" style:text-underline-color="font-color" fo:font-weight="normal" officeooo:rsid="003b3d9c" officeooo:paragraph-rsid="005088b4" fo:background-color="#c5cae9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line-height="150%"/>
      <style:text-properties fo:language="pt" fo:country="BR" fo:font-style="normal" fo:font-weight="normal" officeooo:rsid="003ff810" officeooo:paragraph-rsid="003ff810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line-height="150%"/>
      <style:text-properties fo:language="pt" fo:country="BR" fo:font-style="normal" fo:font-weight="normal" officeooo:rsid="0043751a" officeooo:paragraph-rsid="0043751a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line-height="150%"/>
      <style:text-properties fo:language="pt" fo:country="BR" fo:font-style="normal" fo:font-weight="normal" officeooo:rsid="00448ce7" officeooo:paragraph-rsid="00448ce7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line-height="150%"/>
      <style:text-properties fo:language="pt" fo:country="BR" fo:font-style="italic" fo:font-weight="normal" officeooo:rsid="00448ce7" officeooo:paragraph-rsid="00448ce7" style:font-style-asian="italic" style:font-weight-asian="normal" style:font-style-complex="italic" style:font-weight-complex="normal"/>
    </style:style>
    <style:style style:name="P30" style:family="paragraph" style:parent-style-name="Standard" style:list-style-name="L3">
      <style:paragraph-properties fo:line-height="150%"/>
      <style:text-properties fo:language="pt" fo:country="BR" officeooo:rsid="001e3e5c" officeooo:paragraph-rsid="00234fec"/>
    </style:style>
    <style:style style:name="P31" style:family="paragraph" style:parent-style-name="Standard" style:list-style-name="L3">
      <style:paragraph-properties fo:line-height="150%"/>
      <style:text-properties fo:language="pt" fo:country="BR" officeooo:rsid="001e3e5c" officeooo:paragraph-rsid="00496bb3"/>
    </style:style>
    <style:style style:name="P32" style:family="paragraph" style:parent-style-name="Standard" style:list-style-name="L3">
      <style:paragraph-properties fo:line-height="150%"/>
      <style:text-properties fo:language="pt" fo:country="BR" style:text-underline-style="solid" style:text-underline-type="double" style:text-underline-width="auto" style:text-underline-color="font-color" officeooo:rsid="0047fe35" officeooo:paragraph-rsid="0047fe35" fo:background-color="#c5cae9"/>
    </style:style>
    <style:style style:name="P33" style:family="paragraph" style:parent-style-name="Standard" style:list-style-name="L3">
      <style:paragraph-properties fo:line-height="150%"/>
      <style:text-properties fo:language="pt" fo:country="BR" style:text-underline-style="none" fo:font-weight="normal" officeooo:rsid="004d618b" officeooo:paragraph-rsid="004d618b" fo:background-color="transparent" style:font-weight-asian="normal" style:font-weight-complex="normal"/>
    </style:style>
    <style:style style:name="P34" style:family="paragraph" style:parent-style-name="Standard" style:list-style-name="L3">
      <style:paragraph-properties fo:line-height="150%"/>
      <style:text-properties fo:language="pt" fo:country="BR" style:text-underline-style="none" fo:font-weight="normal" officeooo:rsid="004fafb8" officeooo:paragraph-rsid="004fafb8" fo:background-color="transparent" style:font-weight-asian="normal" style:font-weight-complex="normal"/>
    </style:style>
    <style:style style:name="P35" style:family="paragraph" style:parent-style-name="Standard">
      <style:paragraph-properties fo:line-height="150%"/>
      <style:text-properties fo:language="pt" fo:country="BR" fo:font-weight="bold" officeooo:rsid="0021562c" officeooo:paragraph-rsid="0021562c" style:font-weight-asian="bold" style:font-weight-complex="bold"/>
    </style:style>
    <style:style style:name="P36" style:family="paragraph" style:parent-style-name="Standard" style:list-style-name="L1">
      <style:paragraph-properties fo:line-height="150%"/>
      <style:text-properties style:font-name="Arial2" fo:language="pt" fo:country="BR" fo:font-style="normal" fo:font-weight="bold" officeooo:rsid="00448ce7" officeooo:paragraph-rsid="00448ce7" fo:background-color="transparent" style:font-style-asian="normal" style:font-weight-asian="bold" style:font-style-complex="normal" style:font-weight-complex="bold"/>
    </style:style>
    <style:style style:name="P37" style:family="paragraph" style:parent-style-name="Standard" style:list-style-name="L2">
      <style:paragraph-properties fo:line-height="150%"/>
      <style:text-properties style:font-name="Arial2" fo:language="pt" fo:country="BR" fo:font-style="normal" fo:font-weight="normal" officeooo:rsid="003dea73" officeooo:paragraph-rsid="00448ce7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line-height="150%"/>
      <style:text-properties style:font-name="Arial2" fo:language="pt" fo:country="BR" fo:font-style="normal" fo:font-weight="normal" officeooo:rsid="003dea73" officeooo:paragraph-rsid="003dea73" style:font-style-asian="normal" style:font-weight-asian="normal" style:font-style-complex="normal" style:font-weight-complex="normal"/>
    </style:style>
    <style:style style:name="P39" style:family="paragraph" style:parent-style-name="Standard" style:list-style-name="L2">
      <style:paragraph-properties fo:line-height="150%"/>
      <style:text-properties style:font-name="Arial2" fo:language="pt" fo:country="BR" fo:font-style="normal" fo:font-weight="normal" officeooo:rsid="004f5615" officeooo:paragraph-rsid="004f5615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line-height="150%"/>
      <style:text-properties style:font-name="Arial2" fo:language="pt" fo:country="BR" fo:font-style="normal" fo:font-weight="normal" officeooo:rsid="004f5615" officeooo:paragraph-rsid="004f5615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line-height="150%"/>
      <style:text-properties style:font-name="Arial2" fo:language="pt" fo:country="BR" fo:font-style="normal" style:text-underline-style="none" fo:font-weight="bold" officeooo:rsid="0043751a" officeooo:paragraph-rsid="00448ce7" fo:background-color="transparent" style:font-style-asian="normal" style:font-weight-asian="bold" style:font-style-complex="normal" style:font-weight-complex="bold"/>
    </style:style>
    <style:style style:name="P42" style:family="paragraph" style:parent-style-name="Standard" style:list-style-name="L3">
      <style:paragraph-properties fo:line-height="150%"/>
      <style:text-properties officeooo:paragraph-rsid="00448ce7"/>
    </style:style>
    <style:style style:name="P43" style:family="paragraph" style:parent-style-name="Standard" style:list-style-name="L3">
      <style:paragraph-properties fo:line-height="150%"/>
      <style:text-properties officeooo:paragraph-rsid="001e3e5c"/>
    </style:style>
    <style:style style:name="P44" style:family="paragraph" style:parent-style-name="Standard" style:list-style-name="L4">
      <style:paragraph-properties fo:line-height="150%" fo:break-before="page"/>
      <style:text-properties officeooo:paragraph-rsid="00448ce7"/>
    </style:style>
    <style:style style:name="P45" style:family="paragraph" style:parent-style-name="Text_20_body" style:list-style-name="L3">
      <style:paragraph-properties fo:line-height="150%"/>
      <style:text-properties fo:language="pt" fo:country="BR" officeooo:rsid="00471f5d" officeooo:paragraph-rsid="00471f5d"/>
    </style:style>
    <style:style style:name="P46" style:family="paragraph" style:parent-style-name="Text_20_body" style:list-style-name="L3">
      <style:paragraph-properties fo:line-height="150%"/>
      <style:text-properties fo:language="pt" fo:country="BR" officeooo:rsid="001e3e5c" officeooo:paragraph-rsid="00264de7" fo:background-color="#bdbdbd"/>
    </style:style>
    <style:style style:name="P47" style:family="paragraph" style:parent-style-name="Text_20_body" style:list-style-name="L3">
      <style:paragraph-properties fo:line-height="150%"/>
      <style:text-properties fo:language="pt" fo:country="BR" fo:font-style="normal" officeooo:rsid="0047fe35" officeooo:paragraph-rsid="0047fe35" style:font-style-asian="normal" style:font-style-complex="normal"/>
    </style:style>
    <style:style style:name="P48" style:family="paragraph" style:parent-style-name="Text_20_body" style:list-style-name="L3">
      <style:paragraph-properties fo:line-height="150%"/>
      <style:text-properties fo:language="pt" fo:country="BR" fo:font-style="normal" officeooo:rsid="00496bb3" officeooo:paragraph-rsid="00496bb3" style:font-style-asian="normal" style:font-style-complex="normal"/>
    </style:style>
    <style:style style:name="P49" style:family="paragraph" style:parent-style-name="Text_20_body" style:list-style-name="L3">
      <style:paragraph-properties fo:line-height="150%"/>
      <style:text-properties fo:language="pt" fo:country="BR" fo:font-style="normal" fo:font-weight="normal" officeooo:rsid="0028c8f3" officeooo:paragraph-rsid="0028c8f3" style:font-style-asian="normal" style:font-weight-asian="normal" style:font-style-complex="normal" style:font-weight-complex="normal"/>
    </style:style>
    <style:style style:name="P50" style:family="paragraph" style:parent-style-name="Text_20_body" style:list-style-name="L3">
      <style:paragraph-properties fo:line-height="150%"/>
      <style:text-properties fo:language="pt" fo:country="BR" fo:font-style="normal" fo:font-weight="normal" officeooo:rsid="00466577" officeooo:paragraph-rsid="00466577" style:font-style-asian="normal" style:font-weight-asian="normal" style:font-style-complex="normal" style:font-weight-complex="normal"/>
    </style:style>
    <style:style style:name="P51" style:family="paragraph" style:parent-style-name="Text_20_body" style:list-style-name="L3">
      <style:paragraph-properties fo:line-height="150%"/>
      <style:text-properties fo:language="pt" fo:country="BR" officeooo:rsid="00496bb3" officeooo:paragraph-rsid="00496bb3"/>
    </style:style>
    <style:style style:name="P52" style:family="paragraph" style:parent-style-name="Text_20_body" style:list-style-name="L3">
      <style:paragraph-properties fo:line-height="150%"/>
      <style:text-properties fo:color="#c9211e" loext:opacity="100%" fo:language="pt" fo:country="BR" fo:font-style="italic" fo:font-weight="bold" officeooo:rsid="004fafb8" officeooo:paragraph-rsid="004fafb8" style:font-style-asian="italic" style:font-weight-asian="bold" style:font-style-complex="italic" style:font-weight-complex="bold"/>
    </style:style>
    <style:style style:name="P53" style:family="paragraph" style:parent-style-name="Text_20_body" style:list-style-name="L1">
      <style:paragraph-properties fo:margin-top="0cm" fo:margin-bottom="0cm" style:contextual-spacing="false" fo:line-height="150%"/>
      <style:text-properties fo:language="pt" fo:country="BR" fo:font-style="normal" fo:font-weight="bold" officeooo:rsid="003ff810" officeooo:paragraph-rsid="003ff810" fo:background-color="#c5cae9" style:font-style-asian="normal" style:font-weight-asian="bold" style:font-style-complex="normal" style:font-weight-complex="bold"/>
    </style:style>
    <style:style style:name="P54" style:family="paragraph" style:parent-style-name="Text_20_body" style:list-style-name="L3">
      <style:paragraph-properties fo:line-height="150%" fo:break-before="page"/>
      <style:text-properties fo:language="pt" fo:country="BR" officeooo:rsid="0028c8f3" officeooo:paragraph-rsid="0028c8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loext:char-shading-value="0" style:font-style-asian="italic" style:font-style-complex="italic"/>
    </style:style>
    <style:style style:name="T3" style:family="text">
      <style:text-properties fo:font-style="italic" fo:background-color="#c5cae9" loext:char-shading-value="0" style:font-style-asian="italic" style:font-style-complex="italic"/>
    </style:style>
    <style:style style:name="T4" style:family="text">
      <style:text-properties fo:font-style="italic" officeooo:rsid="0028c8f3" fo:background-color="#c5cae9" loext:char-shading-value="0" style:font-style-asian="italic" style:font-style-complex="italic"/>
    </style:style>
    <style:style style:name="T5" style:family="text">
      <style:text-properties fo:font-style="italic" officeooo:rsid="0041caf1" fo:background-color="#c5cae9" loext:char-shading-value="0" style:font-style-asian="italic" style:font-style-complex="italic"/>
    </style:style>
    <style:style style:name="T6" style:family="text">
      <style:text-properties fo:font-style="italic" fo:font-weight="normal" officeooo:rsid="0028c8f3" fo:background-color="#c5cae9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8929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bc93c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d54bf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fo:background-color="#c5cae9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8c8f3" fo:background-color="#c5cae9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background-color="transparent" loext:char-shading-value="0" style:font-style-asian="italic" style:font-style-complex="italic"/>
    </style:style>
    <style:style style:name="T14" style:family="text">
      <style:text-properties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4de7" style:font-weight-asian="bold" style:font-weight-complex="bold"/>
    </style:style>
    <style:style style:name="T17" style:family="text">
      <style:text-properties fo:font-weight="bold" officeooo:rsid="001b2e96" fo:background-color="#c5cae9" loext:char-shading-value="0" style:font-weight-asian="bold" style:font-weight-complex="bold"/>
    </style:style>
    <style:style style:name="T18" style:family="text">
      <style:text-properties fo:font-weight="bold" officeooo:rsid="00317bbd" fo:background-color="#c5cae9" loext:char-shading-value="0" style:font-weight-asian="bold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b2e96" style:font-style-asian="normal" style:font-style-complex="normal"/>
    </style:style>
    <style:style style:name="T21" style:family="text">
      <style:text-properties fo:font-style="normal" officeooo:rsid="003ff810" style:font-style-asian="normal" style:font-style-complex="normal"/>
    </style:style>
    <style:style style:name="T22" style:family="text">
      <style:text-properties fo:font-style="normal" officeooo:rsid="0047fe35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cdd4b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ff810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3751a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7fe35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64de7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solid" style:text-underline-type="double" style:text-underline-width="auto" style:text-underline-color="font-color" fo:font-weight="bold" fo:background-color="#c5cae9" loext:char-shading-value="0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type="double" style:text-underline-width="auto" style:text-underline-color="font-color" fo:font-weight="bold" officeooo:rsid="001b2e96" fo:background-color="#c5cae9" loext:char-shading-value="0" style:font-style-asian="normal" style:font-weight-asian="bold" style:font-style-complex="normal" style:font-weight-complex="bold"/>
    </style:style>
    <style:style style:name="T31" style:family="text">
      <style:text-properties style:font-name="Arial2" fo:language="pt" fo:country="BR" fo:font-style="italic" fo:font-weight="normal" officeooo:rsid="00448ce7" style:font-style-asian="italic" style:font-weight-asian="normal" style:font-style-complex="italic" style:font-weight-complex="normal"/>
    </style:style>
    <style:style style:name="T32" style:family="text">
      <style:text-properties style:font-name="Arial2" fo:language="pt" fo:country="BR" fo:font-style="italic" fo:font-weight="normal" officeooo:rsid="003dea73" style:font-style-asian="italic" style:font-weight-asian="normal" style:font-style-complex="italic" style:font-weight-complex="normal"/>
    </style:style>
    <style:style style:name="T33" style:family="text">
      <style:text-properties style:font-name="Arial2" fo:language="pt" fo:country="BR" fo:font-style="normal" fo:font-weight="bold" officeooo:rsid="004d618b" style:font-style-asian="normal" style:font-weight-asian="bold" style:font-style-complex="normal" style:font-weight-complex="bold"/>
    </style:style>
    <style:style style:name="T34" style:family="text">
      <style:text-properties style:font-name="Arial2" fo:language="pt" fo:country="BR" fo:font-style="normal" fo:font-weight="bold" officeooo:rsid="004fafb8" style:font-style-asian="normal" style:font-weight-asian="bold" style:font-style-complex="normal" style:font-weight-complex="bold"/>
    </style:style>
    <style:style style:name="T35" style:family="text">
      <style:text-properties style:font-name="Arial2" fo:language="pt" fo:country="BR" fo:font-style="normal" fo:font-weight="normal" officeooo:rsid="004d618b" style:font-style-asian="normal" style:font-weight-asian="normal" style:font-style-complex="normal" style:font-weight-complex="normal"/>
    </style:style>
    <style:style style:name="T36" style:family="text">
      <style:text-properties style:font-name="Arial2" fo:font-weight="bold" officeooo:rsid="001c5b4c" fo:background-color="#c5cae9" loext:char-shading-value="0" style:font-weight-asian="bold" style:font-weight-complex="bold"/>
    </style:style>
    <style:style style:name="T37" style:family="text">
      <style:text-properties style:font-name="Arial2" fo:font-weight="bold" officeooo:rsid="0021562c" fo:background-color="#c5cae9" loext:char-shading-value="0" style:font-weight-asian="bold" style:font-weight-complex="bold"/>
    </style:style>
    <style:style style:name="T38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Arial2" fo:font-style="normal" fo:font-weight="bold" officeooo:rsid="003cdd4b" style:font-style-asian="normal" style:font-weight-asian="bold" style:font-style-complex="normal" style:font-weight-complex="bold"/>
    </style:style>
    <style:style style:name="T40" style:family="text">
      <style:text-properties style:font-name="Arial2" fo:font-style="normal" fo:font-weight="bold" officeooo:rsid="004f5615" style:font-style-asian="normal" style:font-weight-asian="bold" style:font-style-complex="normal" style:font-weight-complex="bold"/>
    </style:style>
    <style:style style:name="T4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Arial2" fo:font-style="normal" fo:font-weight="normal" officeooo:rsid="00234fec" style:font-style-asian="normal" style:font-weight-asian="normal" style:font-style-complex="normal" style:font-weight-complex="normal"/>
    </style:style>
    <style:style style:name="T43" style:family="text">
      <style:text-properties style:font-name="Arial2" fo:font-style="normal" style:font-style-asian="normal" style:font-style-complex="normal"/>
    </style:style>
    <style:style style:name="T44" style:family="text">
      <style:text-properties style:font-name="Arial2" fo:font-style="normal" officeooo:rsid="003b9bd6" style:font-style-asian="normal" style:font-style-complex="normal"/>
    </style:style>
    <style:style style:name="T45" style:family="text">
      <style:text-properties style:font-name="Arial2" fo:font-style="normal" officeooo:rsid="003cdd4b" style:font-style-asian="normal" style:font-style-complex="normal"/>
    </style:style>
    <style:style style:name="T46" style:family="text">
      <style:text-properties style:font-name="Arial2" fo:font-style="normal" officeooo:rsid="004f5615" style:font-style-asian="normal" style:font-style-complex="normal"/>
    </style:style>
    <style:style style:name="T47" style:family="text">
      <style:text-properties style:font-name="Arial2" officeooo:rsid="004d618b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1562c" style:font-weight-asian="normal" style:font-weight-complex="normal"/>
    </style:style>
    <style:style style:name="T50" style:family="text">
      <style:text-properties fo:font-weight="normal" officeooo:rsid="001b2e96" fo:background-color="#c5cae9" loext:char-shading-value="0" style:font-weight-asian="normal" style:font-weight-complex="normal"/>
    </style:style>
    <style:style style:name="T51" style:family="text">
      <style:text-properties fo:font-weight="normal" officeooo:rsid="003681f4" fo:background-color="#c5cae9" loext:char-shading-value="0" style:font-weight-asian="normal" style:font-weight-complex="normal"/>
    </style:style>
    <style:style style:name="T52" style:family="text">
      <style:text-properties fo:font-weight="normal" officeooo:rsid="00507206" fo:background-color="#c5cae9" loext:char-shading-value="0" style:font-weight-asian="normal" style:font-weight-complex="normal"/>
    </style:style>
    <style:style style:name="T53" style:family="text">
      <style:text-properties officeooo:rsid="001b2e96"/>
    </style:style>
    <style:style style:name="T54" style:family="text">
      <style:text-properties style:text-underline-style="solid" style:text-underline-type="double" style:text-underline-width="auto" style:text-underline-color="font-color" fo:font-weight="bold" fo:background-color="#c5cae9" loext:char-shading-value="0" style:font-weight-asian="bold" style:font-weight-complex="bold"/>
    </style:style>
    <style:style style:name="T55" style:family="text">
      <style:text-properties style:text-underline-style="solid" style:text-underline-type="double" style:text-underline-width="auto" style:text-underline-color="font-color" fo:font-weight="bold" officeooo:rsid="00234fec" fo:background-color="#c5cae9" loext:char-shading-value="0" style:font-weight-asian="bold" style:font-weight-complex="bold"/>
    </style:style>
    <style:style style:name="T56" style:family="text">
      <style:text-properties fo:language="pt" fo:country="BR" fo:font-style="normal" fo:font-weight="normal" officeooo:rsid="003377c7" style:font-style-asian="normal" style:font-weight-asian="normal" style:font-style-complex="normal" style:font-weight-complex="normal"/>
    </style:style>
    <style:style style:name="T57" style:family="text">
      <style:text-properties fo:language="pt" fo:country="BR" fo:font-style="normal" fo:font-weight="normal" officeooo:rsid="003cdd4b" style:font-style-asian="normal" style:font-weight-asian="normal" style:font-style-complex="normal" style:font-weight-complex="normal"/>
    </style:style>
    <style:style style:name="T58" style:family="text">
      <style:text-properties fo:language="pt" fo:country="BR" fo:font-style="normal" style:text-underline-style="solid" style:text-underline-type="double" style:text-underline-width="auto" style:text-underline-color="font-color" fo:font-weight="bold" officeooo:rsid="001e3e5c" fo:background-color="#c5cae9" loext:char-shading-value="0" style:font-style-asian="normal" style:font-weight-asian="bold" style:font-style-complex="normal" style:font-weight-complex="bold"/>
    </style:style>
    <style:style style:name="T59" style:family="text">
      <style:text-properties fo:language="pt" fo:country="BR" fo:font-style="normal" style:text-underline-style="solid" style:text-underline-type="double" style:text-underline-width="auto" style:text-underline-color="font-color" fo:font-weight="bold" officeooo:rsid="003377c7" fo:background-color="#c5cae9" loext:char-shading-value="0" style:font-style-asian="normal" style:font-weight-asian="bold" style:font-style-complex="normal" style:font-weight-complex="bold"/>
    </style:style>
    <style:style style:name="T60" style:family="text">
      <style:text-properties fo:language="en" fo:country="US" fo:font-style="italic" style:font-style-asian="italic" style:font-style-complex="italic"/>
    </style:style>
    <style:style style:name="T61" style:family="text">
      <style:text-properties officeooo:rsid="003b3d9c"/>
    </style:style>
    <style:style style:name="T62" style:family="text">
      <style:text-properties officeooo:rsid="004f5615"/>
    </style:style>
    <style:style style:name="T63" style:family="text">
      <style:text-properties officeooo:rsid="0043751a"/>
    </style:style>
    <style:style style:name="T64" style:family="text">
      <style:text-properties fo:color="#c9211e" loext:opacity="100%" style:font-name="Arial2" fo:font-style="normal" style:font-style-asian="normal" style:font-style-complex="normal"/>
    </style:style>
    <style:style style:name="T65" style:family="text">
      <style:text-properties fo:color="#c9211e" loext:opacity="100%" style:font-name="Arial2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fafb8"/>
    </style:style>
    <style:style style:name="T67" style:family="text">
      <style:text-properties fo:text-transform="uppercase" style:font-name="Arial2" fo:font-size="12pt" fo:font-weight="bold" officeooo:rsid="00507206" fo:background-color="#c5cae9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6087436" text:style-name="Outline">
        <text:list-item>
          <text:h text:style-name="P14" text:outline-level="1"><text:span text:style-name="T53">Texto: </text:span><text:span text:style-name="T3">Mateus<text:tab/></text:span><text:span text:style-name="T11">6:25-34</text:span></text:h>
        </text:list-item>
        <text:list-item>
          <text:h text:style-name="P14" text:outline-level="1"><text:span text:style-name="T53">TEMA: </text:span><text:span text:style-name="T67">Confia no pai</text:span></text:h>
        </text:list-item>
        <text:list-item>
          <text:h text:style-name="P16" text:outline-level="1"/>
        </text:list-item>
      </text:list>
      <text:p text:style-name="P2"><text:span text:style-name="T4">R</text:span><text:span text:style-name="T3">EFERÊNCIAS </text:span><text:span text:style-name="T5">(Versão NAA):</text:span></text:p>
      <text:list xml:id="list1142568105" text:style-name="L1">
        <text:list-item>
          <text:h text:style-name="P15" text:outline-level="1"><text:span text:style-name="T6">Mateus 6</text:span><text:span text:style-name="T12">:</text:span><text:span text:style-name="T6">25-34</text:span></text:h>
        </text:list-item>
        <text:list-item>
          <text:p text:style-name="P53"><text:span text:style-name="T10">NEEMIAS 2</text:span><text:span text:style-name="T1">:</text:span><text:span text:style-name="T10">1-20</text:span></text:p>
        </text:list-item>
        <text:list-item>
          <text:p text:style-name="P53"><text:span text:style-name="T10">NEEMIAS 4</text:span><text:span text:style-name="T1">:</text:span><text:span text:style-name="T10">1-6</text:span></text:p>
        </text:list-item>
      </text:list>
      <text:p text:style-name="P6"/>
      <text:p text:style-name="P3"><text:span text:style-name="T2">RECADINHOS to </text:span><text:span text:style-name="T60">self</text:span><text:span text:style-name="T2">:</text:span></text:p>
      <text:list xml:id="list122814251138325" text:continue-numbering="true" text:style-name="L1">
        <text:list-item>
          <text:p text:style-name="P17"><text:span text:style-name="T38">PARA AQUELES</text:span><text:span text:style-name="T41"> QUE ESTÃO </text:span><text:span text:style-name="T38">PREOCUPADOS</text:span><text:span text:style-name="T41"> E </text:span><text:span text:style-name="T38">ANSIOSOS</text:span></text:p>
        </text:list-item>
        <text:list-item>
          <text:p text:style-name="P36">* OLHA PRA IGREJA *</text:p>
        </text:list-item>
        <text:list-item>
          <text:p text:style-name="P36">* SORRIA *</text:p>
        </text:list-item>
      </text:list>
      <text:p text:style-name="P8">– – – – – – – – – – – – – – – – – – – – – – – – – – – – – – – – – – – – – – – – – – – – –</text:p>
      <text:p text:style-name="P24">INTRODUÇÃO</text:p>
      <text:list xml:id="list2223278506" text:style-name="L3">
        <text:list-header>
          <text:p text:style-name="P25"><text:span text:style-name="T13">Demonstrando como as preocupações </text:span><text:span text:style-name="T14">podem nos fazer sair do propósito.</text:span></text:p>
        </text:list-header>
      </text:list>
      <text:list xml:id="list122813147116617" text:continue-list="list122814251138325" text:style-name="L1">
        <text:list-item>
          <text:p text:style-name="P40"><text:span text:style-name="T61">T</text:span>ESTEMUNHO <text:span text:style-name="T15">RÁPIDO</text:span></text:p>
        </text:list-item>
      </text:list>
      <text:list xml:id="list2788867496" text:style-name="L2">
        <text:list-item>
          <text:list>
            <text:list-item>
              <text:p text:style-name="P37">Eu vim <text:span text:style-name="T62">ao CTM querendo servir quietinho no meu canto</text:span></text:p>
            </text:list-item>
            <text:list-item>
              <text:p text:style-name="P39">Eu queria fazer algo diferente de pregar</text:p>
            </text:list-item>
            <text:list-item>
              <text:p text:style-name="P39"><text:span text:style-name="T63">C</text:span>om 11-12 anos comecei estudar programação</text:p>
            </text:list-item>
            <text:list-item>
              <text:p text:style-name="P39">Aprendi falar inglês muito cedo, também comecei aprender Japonês</text:p>
            </text:list-item>
            <text:list-item>
              <text:p text:style-name="P39">Vim pensando em usar meus conhecimentos e bagagem.</text:p>
            </text:list-item>
          </text:list>
        </text:list-item>
      </text:list>
      <text:list xml:id="list122814423690312" text:continue-list="list122813147116617" text:style-name="L1">
        <text:list-item>
          <text:p text:style-name="P41">Quando chegue<text:span text:style-name="T62">i tive um choque de realidade</text:span></text:p>
        </text:list-item>
      </text:list>
      <text:p text:style-name="P10">– – – – – – – – – – – – – – – – – – – – – – – – – – – – – – – – – – – – – – – – – – – – –</text:p>
      <text:list xml:id="list122814617868389" text:continue-list="list2223278506" text:style-name="L3">
        <text:list-item>
          <text:p text:style-name="P43"><text:span text:style-name="T58">NÃO SE PREOCUPE</text:span></text:p>
          <text:list>
            <text:list-item>
              <text:p text:style-name="P21"><text:span text:style-name="T19">AS </text:span><text:span text:style-name="T24">PREOCUPAÇÕES</text:span><text:span text:style-name="T19"> </text:span><text:span text:style-name="T44">OFUSCARAM O </text:span><text:span text:style-name="T39">PROPÓSITO</text:span></text:p>
              <text:list>
                <text:list-item>
                  <text:p text:style-name="P18"><text:span text:style-name="T45">C</text:span><text:span text:style-name="T43">omo </text:span><text:span text:style-name="T46">M</text:span><text:span text:style-name="T43">arta que se preocupava com várias coisas</text:span></text:p>
                </text:list-item>
                <text:list-item>
                  <text:p text:style-name="P18"><text:span text:style-name="T46">O Tempo passou</text:span><text:span text:style-name="T38"> </text:span><text:span text:style-name="T65">E O QUE EU FIZ</text:span><text:span text:style-name="T43">?</text:span></text:p>
                </text:list-item>
                <text:list-item>
                  <text:p text:style-name="P38">Roupas lavadas, Ala limpa, Banheiro limpo, quarto limpo</text:p>
                </text:list-item>
                <text:list-item>
                  <text:p text:style-name="P42"><text:span text:style-name="T31">Eu segui as regras, m</text:span><text:span text:style-name="T32">as, o propósito estava empoeirado e esquecido.</text:span></text:p>
                </text:list-item>
              </text:list>
            </text:list-item>
          </text:list>
        </text:list-item>
      </text:list>
      <text:list xml:id="list635614709" text:style-name="L4">
        <text:list-item>
          <text:p text:style-name="P44"><text:span text:style-name="T59">NÃO SE PREOCUPE</text:span></text:p>
        </text:list-item>
      </text:list>
      <text:list xml:id="list122813157441853" text:continue-list="list122814617868389" text:style-name="L3">
        <text:list-item>
          <text:list>
            <text:list-item>
              <text:p text:style-name="P42"><text:span text:style-name="T56">D</text:span><text:span text:style-name="T57">EUS ME </text:span><text:span text:style-name="T34">CORRIGE</text:span></text:p>
              <text:list>
                <text:list-item>
                  <text:p text:style-name="P26">Neemias e a reconstrução dos muros de Jerusalém</text:p>
                  <text:list>
                    <text:list-item>
                      <text:p text:style-name="P22"><text:span text:style-name="T19">Ele </text:span><text:span text:style-name="T23">foi</text:span><text:span text:style-name="T19"> à Jerusalém </text:span><text:span text:style-name="T23">com um propósito</text:span></text:p>
                    </text:list-item>
                    <text:list-item>
                      <text:p text:style-name="P23"><text:span text:style-name="T19">Ele recebeu </text:span><text:span text:style-name="T23">ordens</text:span><text:span text:style-name="T19"> do Rei (cartas)</text:span></text:p>
                    </text:list-item>
                    <text:list-item>
                      <text:p text:style-name="P23"><text:span text:style-name="T19">Ele </text:span><text:span text:style-name="T43">recebeu</text:span><text:span text:style-name="T19"> </text:span><text:span text:style-name="T23">recursos</text:span><text:span text:style-name="T19"> do Rei</text:span></text:p>
                    </text:list-item>
                  </text:list>
                </text:list-item>
                <text:list-item>
                  <text:p text:style-name="P22"><text:span text:style-name="T19">Sambalate e </text:span><text:span text:style-name="T43">Tobias</text:span><text:span text:style-name="T19"> </text:span><text:span text:style-name="T23">se opõe</text:span><text:span text:style-name="T26">m</text:span></text:p>
                  <text:list>
                    <text:list-item>
                      <text:p text:style-name="P19"><text:span text:style-name="T23">Sambalate</text:span><text:span text:style-name="T19"> </text:span><text:span text:style-name="T21">(</text:span><text:span text:style-name="T19">Irado, fracos, Não vão conseguir</text:span><text:span text:style-name="T21">)</text:span></text:p>
                    </text:list-item>
                    <text:list-item>
                      <text:p text:style-name="P20"><text:span text:style-name="T23">Tobia</text:span><text:span text:style-name="T25">s</text:span><text:span text:style-name="T21"> zomba deles (raposas derrubariam o muro)</text:span></text:p>
                    </text:list-item>
                  </text:list>
                </text:list-item>
                <text:list-item>
                  <text:p text:style-name="P27">APESAR das distrações e oposições</text:p>
                  <text:list>
                    <text:list-item>
                      <text:p text:style-name="P27">Neemias animou o povo</text:p>
                    </text:list-item>
                    <text:list-item>
                      <text:p text:style-name="P27">Neemias continuou firme</text:p>
                    </text:list-item>
                    <text:list-item>
                      <text:p text:style-name="P28">Neemias não esqueceu do propósito</text:p>
                    </text:list-item>
                  </text:list>
                </text:list-item>
                <text:list-item>
                  <text:p text:style-name="P29">* SE LEMBRA DO PROPÓSITO! Por que tu tá aqui? <text:span text:style-name="T66">Já sabe?</text:span></text:p>
                </text:list-item>
                <text:list-item>
                  <text:p text:style-name="P29">* Por que tá se preocupando com tanta besteira então, mano?</text:p>
                </text:list-item>
              </text:list>
            </text:list-item>
          </text:list>
        </text:list-item>
      </text:list>
      <text:p text:style-name="P35"/>
      <text:list xml:id="list122814391427447" text:continue-numbering="true" text:style-name="L3">
        <text:list-item>
          <text:p text:style-name="P30"><text:span text:style-name="T54">O PAI DE VOCÊS </text:span><text:span text:style-name="T55">CUIDA</text:span></text:p>
          <text:list>
            <text:list-item>
              <text:p text:style-name="P45"><text:span text:style-name="T49">O </text:span><text:span text:style-name="T48">CUIDADO DE DEUS COM A NOSSA VIDA É INCRÍVEL</text:span></text:p>
              <text:list>
                <text:list-item>
                  <text:p text:style-name="P46"><text:span text:style-name="T20">“</text:span><text:span text:style-name="T22">O Pai de vocês, </text:span><text:span text:style-name="T27">sabe</text:span><text:span text:style-name="T22"> que vocês precisam de todas elas.”</text:span></text:p>
                </text:list-item>
                <text:list-item>
                  <text:p text:style-name="P47">Ora, <text:span text:style-name="T15">será que Deus não sabe</text:span> das nossas necessidades?</text:p>
                </text:list-item>
                <text:list-item>
                  <text:p text:style-name="P31"><text:span text:style-name="T42">ELE </text:span><text:span text:style-name="T23">SUSTENTA</text:span><text:span text:style-name="T19">, desde a </text:span><text:span text:style-name="T23">erva do campo</text:span><text:span text:style-name="T19"> até as </text:span><text:span text:style-name="T23">aves </text:span><text:span text:style-name="T28">dos céus</text:span></text:p>
                </text:list-item>
                <text:list-item>
                  <text:p text:style-name="P52">Quando entendo que:</text:p>
                  <text:list>
                    <text:list-item>
                      <text:p text:style-name="P48">Deus sabe de tudo que eu preciso</text:p>
                    </text:list-item>
                    <text:list-item>
                      <text:p text:style-name="P48">Deus me conhece melhor que eu mesmo</text:p>
                    </text:list-item>
                    <text:list-item>
                      <text:p text:style-name="P51"><text:span text:style-name="T19">Eu posso confiar nele e </text:span><text:span text:style-name="T23">BUSCAR ELE </text:span><text:span text:style-name="T19">com </text:span><text:span text:style-name="T23">LIBERDAD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22814377539972" text:continue-numbering="true" text:style-name="L3">
        <text:list-item>
          <text:p text:style-name="P32"><text:span text:style-name="T16">B</text:span><text:span text:style-name="T15">USQUEM PRIMEIRO O REINO DE DEUS</text:span></text:p>
          <text:list>
            <text:list-item>
              <text:p text:style-name="P34">No idea what i’m actuaLLY GONNA PUT HERE IN FACT</text:p>
            </text:list-item>
          </text:list>
        </text:list-item>
      </text:list>
      <text:p text:style-name="P11"/>
      <text:list xml:id="list122813811322203" text:continue-numbering="true" text:style-name="L3">
        <text:list-item>
          <text:p text:style-name="P54"><text:span text:style-name="T30">C</text:span><text:span text:style-name="T29">ONCLUSÃO</text:span></text:p>
          <text:list>
            <text:list-item>
              <text:p text:style-name="P49">Não se preocupe, Deus <text:span text:style-name="T47">disse que cuida de você assim como cuida dos lírios do campo e das aves do céu.</text:span></text:p>
            </text:list-item>
            <text:list-item>
              <text:p text:style-name="P49">Confia nele agora que você sabe quem está cuidando de você</text:p>
            </text:list-item>
            <text:list-item>
              <text:p text:style-name="P50">Referências bibliográficas:<text:line-break/>Devocional – 11 de maio de 2021<text:line-break/>Pregação Pastor Eliabe – 14 de maio de 2021</text:p>
            </text:list-item>
          </text:list>
        </text:list-item>
      </text:list>
      <text:p text:style-name="P12"/>
      <text:p text:style-name="P5">Terminado em 17 de maio de 2021</text:p>
      <text:p text:style-name="P1">Pregado em…</text:p>
      <text:p text:style-name="P9"/>
      <text:p text:style-name="P7">Mateus 6:25-34 – NAA</text:p>
      <text:p text:style-name="P4"><text:span text:style-name="T7">“– Por isso, digo a vocês: não se preocupem com a sua vida, quanto ao que vestirão. </text:span><text:span text:style-name="T8">Não é a vida mais do que o alimento, e não é o corpo mais do que as roupas? Observem as aves do céu, que não semeiam, não colhem, nem ajuntam em celeiros. No entan</text:span><text:span text:style-name="T9">t</text:span><text:span text:style-name="T8">o, o Pai de vocês, que está no céu, as sustenta. Será que vocês não valem muito mais do que as aves?<text:line-break/><text:tab/>– E por que se preocupam com o que vão vestir? Observem como crescem os lírios do campo: eles não trabalham, nem fiam. Eu, porém, afirmo a vocês que nem Salomão, em toda a sua glória, se vestiu como qualquer deles. Ora, se Deus veste assim a erva do campo, que hoje existe e amanhã é lançada no forno, não fará muito mais por vocês, homens de pequena fé? Portanto, Não se preocupem, dizendo: ‘Que comeremos?’, ‘Que beberemos’ ou ‘Com que nos vestiremos?’ Por que os gentios são que procuram todas estas coisas. O Pai de vocês, que está no céu, sabe </text:span><text:span text:style-name="T9">que vocês precisam de todas elas. Mas busquem em primeiro lugar o Reino de Deus e a sua justiça, e todas estas coisas lhes serão acrescentadas.<text:line-break/><text:tab/>– Portanto, não se preocupem com o dia de amanhã, pois o amanhã trará os seus cuidados; basta ao dia o seu próprio mal.</text:span><text:span text:style-name="T7">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12:28:12.443000000</dc:date>
    <meta:editing-duration>PT59M16S</meta:editing-duration>
    <meta:editing-cycles>15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1" meta:word-count="649" meta:character-count="3561" meta:non-whitespace-character-count="2925"/>
  </office:meta>
</office:document-meta>
</file>